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automatic-styles>
    <style:style style:name="P1" style:family="paragraph" style:parent-style-name="Header">
      <style:text-properties fo:language="en" fo:country="GB"/>
    </style:style>
    <style:style style:name="P2" style:family="paragraph" style:parent-style-name="Footer">
      <style:text-properties fo:language="en" fo:country="GB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itulo">
      <style:text-properties fo:language="en" fo:country="GB"/>
    </style:style>
    <style:style style:name="P6" style:family="paragraph" style:parent-style-name="Text_20_body">
      <style:text-properties fo:language="en" fo:country="GB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language="en" fo:country="GB" fo:font-style="italic" style:font-style-asian="italic" style:font-style-complex="italic"/>
    </style:style>
    <style:style style:name="P8" style:family="paragraph" style:parent-style-name="Standard">
      <style:text-properties fo:language="en" fo:country="GB" officeooo:paragraph-rsid="0027e464"/>
    </style:style>
    <style:style style:name="P9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GB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Calibri" fo:font-size="12pt" fo:language="en" fo:country="GB" officeooo:paragraph-rsid="0027e464" style:font-size-asian="12pt" style:font-size-complex="12pt"/>
    </style:style>
    <style:style style:name="P11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fo:language="en" fo:country="GB" officeooo:paragraph-rsid="0027e464" style:font-size-asian="12pt" style:font-size-complex="12pt"/>
    </style:style>
    <style:style style:name="P12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language="en" fo:country="GB" fo:font-style="normal" style:text-underline-style="none" fo:font-weight="normal" officeooo:paragraph-rsid="0027e464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fo:language="en" fo:country="GB" style:text-underline-style="none" officeooo:paragraph-rsid="0027e464" style:text-blinking="false" fo:background-color="transparent" loext:padding="0cm" loext:border="non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style:font-name="DejaVu Sans Mono" fo:font-size="10pt" fo:language="en" fo:country="GB" style:font-size-asian="10pt" style:font-size-complex="10pt"/>
    </style:style>
    <style:style style:name="P1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language="en" fo:country="GB" fo:font-weight="bold" officeooo:paragraph-rsid="0027e464" style:font-size-asian="24pt" style:font-weight-asian="bold" style:font-size-complex="24pt" style:font-weight-complex="bold"/>
    </style:style>
    <style:style style:name="P16" style:family="paragraph" style:parent-style-name="Heading_20_1">
      <style:text-properties fo:language="en" fo:country="GB"/>
    </style:style>
    <style:style style:name="P17" style:family="paragraph" style:parent-style-name="Standard" style:master-page-name="First_20_Page">
      <style:paragraph-properties style:page-number="auto"/>
      <style:text-properties fo:language="en" fo:country="GB" officeooo:paragraph-rsid="0027e464"/>
    </style:style>
    <style:style style:name="P18" style:family="paragraph" style:parent-style-name="Standard">
      <style:text-properties fo:language="en" fo:country="GB"/>
    </style:style>
    <style:style style:name="P19" style:family="paragraph" style:parent-style-name="Text_20_body" style:list-style-name="L1">
      <style:text-properties fo:language="en" fo:country="GB" fo:font-style="italic" officeooo:rsid="001bcd9d" officeooo:paragraph-rsid="001bcd9d" style:font-style-asian="italic" style:font-style-complex="italic"/>
    </style:style>
    <style:style style:name="P20" style:family="paragraph" style:parent-style-name="Text_20_body" style:list-style-name="L1">
      <style:text-properties fo:language="en" fo:country="GB" fo:font-style="italic" officeooo:rsid="0021e288" style:font-style-asian="italic" style:font-style-complex="italic"/>
    </style:style>
    <style:style style:name="P21" style:family="paragraph" style:parent-style-name="Text_20_body" style:list-style-name="L1">
      <style:text-properties fo:language="en" fo:country="GB" fo:font-style="italic" officeooo:rsid="0021e288" officeooo:paragraph-rsid="0021e288" style:font-style-asian="italic" style:font-style-complex="italic"/>
    </style:style>
    <style:style style:name="P22" style:family="paragraph" style:parent-style-name="Text_20_body" style:list-style-name="L1">
      <style:text-properties fo:language="en" fo:country="GB" fo:font-style="italic" style:font-style-asian="italic" style:font-style-complex="italic"/>
    </style:style>
    <style:style style:name="P23" style:family="paragraph" style:parent-style-name="Text_20_body" style:list-style-name="L2">
      <style:text-properties fo:language="en" fo:country="GB" fo:font-style="italic" officeooo:rsid="001ffb3d" officeooo:paragraph-rsid="001ffb3d" style:font-style-asian="italic" style:font-style-complex="italic"/>
    </style:style>
    <style:style style:name="P24" style:family="paragraph" style:parent-style-name="Text_20_body" style:list-style-name="L2">
      <style:text-properties fo:language="en" fo:country="GB" fo:font-style="italic" style:font-style-asian="italic" style:font-style-complex="italic"/>
    </style:style>
    <style:style style:name="P25" style:family="paragraph" style:parent-style-name="Text_20_body" style:list-style-name="L3">
      <style:text-properties fo:language="en" fo:country="GB" fo:font-style="italic" style:font-style-asian="italic" style:font-style-complex="italic"/>
    </style:style>
    <style:style style:name="P26" style:family="paragraph" style:parent-style-name="Text_20_body" style:list-style-name="L3">
      <style:text-properties fo:language="en" fo:country="GB" fo:font-style="italic" officeooo:rsid="00187eba" officeooo:paragraph-rsid="00187eba" style:font-style-asian="italic" style:font-style-complex="italic"/>
    </style:style>
    <style:style style:name="P27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officeooo:paragraph-rsid="0027e464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ccefc"/>
    </style:style>
    <style:style style:name="T3" style:family="text">
      <style:text-properties fo:color="#999966" loext:opacity="100%" officeooo:rsid="0028aac4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fo:font-variant="normal" fo:text-transform="none" fo:color="#1155cc" loext:opacity="100%" style:text-line-through-style="none" style:text-line-through-type="none" style:font-name="Calibri" fo:font-size="12pt" fo:language="en" fo:country="GB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7e464" style:text-blinking="false" fo:background-color="transparent" loext:char-shading-value="0"/>
    </style:style>
    <style:style style:name="T8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7e464" style:text-blinking="false" fo:background-color="transparent" loext:char-shading-value="0" style:font-size-asian="36pt" style:font-size-complex="36pt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e9040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Calibri" fo:font-size="12pt" fo:language="en" fo:country="GB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Calibri" fo:font-size="12pt" fo:language="en" fo:country="GB" fo:font-style="normal" style:text-underline-style="none" fo:font-weight="normal" officeooo:rsid="002332ea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Calibri" fo:font-size="12pt" fo:language="en" fo:country="GB" fo:font-style="normal" style:text-underline-style="none" fo:font-weight="normal" officeooo:rsid="001f1a79" style:text-blinking="false" fo:background-color="transparent" loext:char-shading-value="0" style:font-size-asian="12pt" style:font-size-complex="12pt"/>
    </style:style>
    <style:style style:name="T15" style:family="text">
      <style:text-properties officeooo:rsid="0021e288"/>
    </style:style>
    <style:style style:name="T16" style:family="text">
      <style:text-properties officeooo:rsid="00246e0f"/>
    </style:style>
    <style:style style:name="T17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8" style:family="text">
      <style:text-properties fo:color="#1155cc" loext:opacity="100%" fo:language="en" fo:country="GB" style:text-underline-style="solid" style:text-underline-width="auto" style:text-underline-color="font-color"/>
    </style:style>
    <style:style style:name="T19" style:family="text">
      <style:text-properties style:font-name="Calibri" fo:font-size="12pt" fo:language="en" fo:country="GB" style:font-size-asian="12pt" style:font-size-complex="12pt"/>
    </style:style>
    <style:style style:name="T20" style:family="text">
      <style:text-properties officeooo:rsid="002332ea"/>
    </style:style>
    <style:style style:name="T21" style:family="text">
      <style:text-properties officeooo:rsid="001f1a79"/>
    </style:style>
    <style:style style:name="T22" style:family="text">
      <style:text-properties fo:language="en" fo:country="GB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3" text:name="NumeroTema"/>
        <text:user-field-decl office:value-type="string" office:string-value="Fundamentals of operating systems" text:name="Tema"/>
      </text:user-field-decls>
      <draw:frame draw:style-name="fr1" draw:name="Marco1" text:anchor-type="page" text:anchor-page-number="1" svg:x="1.956cm" svg:y="12.467cm" svg:width="17.009cm" draw:z-index="0">
        <draw:text-box fo:min-height="2.224cm">
          <text:p text:style-name="P9"/>
          <text:p text:style-name="P9">Computer Systems</text:p>
          <text:p text:style-name="P9">CFGS DAW</text:p>
        </draw:text-box>
      </draw:frame>
      <text:p text:style-name="P17"/>
      <text:p text:style-name="P8"/>
      <text:p text:style-name="P8"/>
      <text:p text:style-name="P8"/>
      <text:p text:style-name="P15"><text:span text:style-name="T6">Computer Systems – </text:span><text:span text:style-name="T7">Glossary</text:span><text:span text:style-name="T8"><text:line-break/></text:span><text:span text:style-name="T9">U</text:span><text:span text:style-name="T11">NIT</text:span><text:span text:style-name="T9"> 0</text:span><text:span text:style-name="T11">3</text:span><text:span text:style-name="T9">. </text:span><text:span text:style-name="T17"><text:user-field-get text:name="Tema">Fundamentals of operating systems</text:user-field-get></text:span></text:p>
      <text:p text:style-name="P13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12">Sergio García / Alfredo Oltra</text:p>
      <text:p text:style-name="P27"><text:span text:style-name="T12">20</text:span><text:span text:style-name="T13">22</text:span><text:span text:style-name="T12">/20</text:span><text:span text:style-name="T14">2</text:span><text:span text:style-name="T13">3</text:span></text:p>
      <text:p text:style-name="P11"><text:tab/><text:tab/><text:tab/><text:tab/><text:tab/><text:tab/><text:tab/><text:tab/><text:tab/><text:tab/>Versión:<text:date style:data-style-name="N104" text:date-value="2022-10-01T11:47:41.936000129">221001</text:date>.<text:time style:data-style-name="N105" text:time-value="2022-10-01T11:47:41.936000129">1147</text:time></text:p>
      <text:p text:style-name="P10"/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U0<text:user-field-get text:name="NumeroTema">3</text:user-field-get>. <text:user-field-get text:name="Tema">Fundamentals of operating systems</text:user-field-get></text:p>
      <text:p text:style-name="P5"/>
      <text:h text:style-name="P16" text:outline-level="1">Vocabulary</text:h>
      <text:p text:style-name="P6">General:</text:p>
      <text:list xml:id="list990509486" text:style-name="L1">
        <text:list-item>
          <text:p text:style-name="P19"><text:span text:style-name="T15">Task</text:span>: <text:span text:style-name="T15">tarea</text:span></text:p>
        </text:list-item>
        <text:list-item>
          <text:p text:style-name="P20">Free softwa<text:span text:style-name="T16">r</text:span>e: software libre (no tiene porque ser grautito, aunque suele serlo).</text:p>
        </text:list-item>
        <text:list-item>
          <text:p text:style-name="P22"><text:span text:style-name="T15">Holes</text:span>: <text:span text:style-name="T15">agujeros, huecos</text:span></text:p>
        </text:list-item>
        <text:list-item>
          <text:p text:style-name="P22"><text:span text:style-name="T15">Scheduler: organizador (agenda)</text:span>.</text:p>
        </text:list-item>
        <text:list-item>
          <text:p text:style-name="P22"><text:span text:style-name="T15">Starving</text:span>: <text:span text:style-name="T15">inanición</text:span>.</text:p>
        </text:list-item>
        <text:list-item>
          <text:p text:style-name="P22"><text:span text:style-name="T15">Inverted tree</text:span>: <text:span text:style-name="T15">árbol invertido (comienza en la raiz y se extienden sus ramificaciones)</text:span>.</text:p>
        </text:list-item>
        <text:list-item>
          <text:p text:style-name="P22"><text:span text:style-name="T15">Cluster</text:span>: <text:span text:style-name="T15">conjunto de sectores del disco contiguos.</text:span></text:p>
        </text:list-item>
        <text:list-item>
          <text:p text:style-name="P21">Path: camino.</text:p>
        </text:list-item>
      </text:list>
      <text:p text:style-name="P14"/>
      <text:p text:style-name="P6">Verbos:</text:p>
      <text:list xml:id="list496556235" text:style-name="L2">
        <text:list-item>
          <text:p text:style-name="P23">to <text:span text:style-name="T15">manage</text:span>: <text:span text:style-name="T15">encargarse de</text:span>.</text:p>
        </text:list-item>
        <text:list-item>
          <text:p text:style-name="P24">to <text:span text:style-name="T15">allocate</text:span>: <text:span text:style-name="T15">guardar en.</text:span></text:p>
        </text:list-item>
      </text:list>
      <text:list xml:id="list3266104652" text:style-name="L3">
        <text:list-item>
          <text:p text:style-name="P25">to <text:span text:style-name="T15">swap</text:span>: <text:span text:style-name="T15">intercambiar</text:span>.</text:p>
        </text:list-item>
        <text:list-item>
          <text:p text:style-name="P26">to damage: dañar.</text:p>
        </text:list-item>
      </text:list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  <number:date-style style:name="N10111" number:language="en" number:country="GB">
      <number:year/>
      <number:month number:style="long"/>
      <number:day number:style="long"/>
    </number:date-style>
    <number:time-style style:name="N10112" number:language="en" number:country="GB">
      <number:hours number:style="long"/>
      <number:minutes number:style="long"/>
    </number:time-style>
    <number:date-style style:name="N20121" number:language="en" number:country="US">
      <number:year/>
      <number:month number:style="long"/>
      <number:day number:style="long"/>
    </number:date-style>
    <number:time-style style:name="N20122" number:language="en" number:country="US">
      <number:hours number:style="long"/>
      <number:minutes number:style="long"/>
    </number:time-style>
  </office:styles>
  <office:automatic-styles>
    <style:style style:name="MP1" style:family="paragraph" style:parent-style-name="Header">
      <style:text-properties fo:language="en" fo:country="GB"/>
    </style:style>
    <style:style style:name="MP2" style:family="paragraph" style:parent-style-name="Footer">
      <style:text-properties fo:language="en" fo:country="GB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ccefc"/>
    </style:style>
    <style:style style:name="MT3" style:family="text">
      <style:text-properties fo:color="#999966" loext:opacity="100%" officeooo:rsid="0028aac4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3" text:name="NumeroTema"/>
          <text:user-field-decl office:value-type="string" office:string-value="Fundamentals of operating systems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3</text:user-field-get></text:span><text:span text:style-name="MT1">. </text:span><text:span text:style-name="MT1"><text:user-field-get text:name="Tema">Fundamentals of operating systems</text:user-field-get></text:span></text:p>
      </style:header>
      <style:footer>
        <text:user-field-decls>
          <text:user-field-decl office:value-type="string" office:string-value="3" text:name="NumeroTema"/>
        </text:user-field-decls>
        <text:p text:style-name="MP2"><text:span text:style-name="MT1">CF</text:span><text:span text:style-name="MT2">G</text:span><text:span text:style-name="MT1">S. </text:span><text:span text:style-name="MT3">DAM/DAW</text:span><text:span text:style-name="MT1"><text:tab/><text:tab/></text:span><text:span text:style-name="MT1"><text:user-field-get text:name="NumeroTema">3</text:user-field-get></text:span><text:span text:style-name="MT1">.</text:span><text:span text:style-name="MT1"><text:page-number text:select-page="current">2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8-29T12:18:48</meta:creation-date>
    <meta:editing-duration>PT5H50M42S</meta:editing-duration>
    <meta:editing-cycles>34</meta:editing-cycles>
    <meta:generator>LibreOffice/7.3.2.2$Windows_X86_64 LibreOffice_project/49f2b1bff42cfccbd8f788c8dc32c1c309559be0</meta:generator>
    <meta:initial-creator>Alfredo Oltra Orengo</meta:initial-creator>
    <dc:date>2022-10-01T11:47:41.745000000</dc:date>
    <meta:print-date>2016-11-14T00:22:05.316000000</meta:print-date>
    <meta:document-statistic meta:table-count="0" meta:image-count="1" meta:object-count="0" meta:page-count="2" meta:paragraph-count="26" meta:word-count="115" meta:character-count="760" meta:non-whitespace-character-count="668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